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3061D686137.png" manifest:media-type="image/png"/>
  <manifest:file-entry manifest:full-path="Pictures/100000010000035100000344B687B4FA.png" manifest:media-type="image/png"/>
  <manifest:file-entry manifest:full-path="Pictures/100000010000034C00000346D11293D7.png" manifest:media-type="image/png"/>
  <manifest:file-entry manifest:full-path="Pictures/100000010000030B0000030A4F15DC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0.601cm" svg:y="0.2cm">
          <draw:image xlink:href="Pictures/1000000100000305000003061D686137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0cm" svg:x="10.6cm" svg:y="0.223cm">
          <draw:image xlink:href="Pictures/100000010000035100000344B687B4FA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0cm" svg:x="0.6cm" svg:y="10.223cm">
          <draw:image xlink:href="Pictures/100000010000034C00000346D11293D7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0cm" svg:x="10.6cm" svg:y="10.223cm">
          <draw:image xlink:href="Pictures/100000010000030B0000030A4F15DC96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0cm" svg:x="0.5cm" svg:y="19.75cm">
          <draw:image xlink:href="Pictures/1000000100000305000003061D686137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0cm" svg:x="10.5cm" svg:y="20cm">
          <draw:image xlink:href="Pictures/100000010000030B0000030A4F15DC9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0T10:40:12.869000000</meta:creation-date>
    <meta:print-date>2025-03-20T12:11:29.554000000</meta:print-date>
    <meta:printed-by>PDF-Dateien</meta:printed-by>
    <dc:date>2025-03-20T21:34:42.157000000</dc:date>
    <meta:editing-duration>PT9H14M27S</meta:editing-duration>
    <meta:editing-cycles>1</meta:editing-cycles>
    <meta:document-statistic meta:object-count="6"/>
    <meta:generator>LibreOffice/24.8.4.2$Windows_X86_64 LibreOffice_project/bb3cfa12c7b1bf994ecc5649a80400d06cd71002</meta:generator>
  </office:meta>
</office:document-meta>
</file>